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66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withoutfill">
      <style:graphic-properties svg:stroke-width="0.051cm" svg:stroke-color="#336699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c5000b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LM Roman 10"/>
    </style:style>
    <style:style style:name="T1" style:family="text">
      <style:text-properties style:font-name="LM Roman 10"/>
    </style:style>
    <style:style style:name="T2" style:family="text">
      <style:text-properties style:text-position="super 58%" style:font-name="LM Roman 1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24.114cm" svg:x2="12.43cm" svg:y2="24.114cm">
          <text:p/>
        </draw:line>
        <draw:line draw:style-name="gr1" draw:text-style-name="P1" draw:layer="layout" svg:x1="3.302cm" svg:y1="24.649cm" svg:x2="3.302cm" svg:y2="19.442cm">
          <text:p/>
        </draw:line>
        <draw:line draw:style-name="gr1" draw:text-style-name="P1" draw:layer="layout" svg:x1="8.382cm" svg:y1="23.113cm" svg:x2="12.161cm" svg:y2="20.374cm">
          <text:p/>
        </draw:line>
        <draw:line draw:style-name="gr1" draw:text-style-name="P1" draw:layer="layout" svg:x1="8.379cm" svg:y1="23.094cm" svg:x2="6.08cm" svg:y2="20.177cm">
          <text:p/>
        </draw:line>
        <draw:line draw:style-name="gr2" draw:text-style-name="P1" draw:layer="layout" svg:x1="3.159cm" svg:y1="24.114cm" svg:x2="8.366cm" svg:y2="23.098cm">
          <text:p/>
        </draw:line>
        <draw:frame draw:style-name="gr3" draw:text-style-name="P2" draw:layer="layout" svg:width="1.524cm" svg:height="1.157cm" svg:x="11.536cm" svg:y="22.984cm">
          <draw:text-box>
            <text:p text:style-name="P2"><text:span text:style-name="T1">X</text:span><text:span text:style-name="T2">A</text:span></text:p>
          </draw:text-box>
        </draw:frame>
        <draw:frame draw:style-name="gr3" draw:text-style-name="P2" draw:layer="layout" svg:width="1.524cm" svg:height="1.157cm" svg:x="3.336cm" svg:y="19.485cm">
          <draw:text-box>
            <text:p text:style-name="P2"><text:span text:style-name="T1">Y</text:span><text:span text:style-name="T2">A</text:span></text:p>
          </draw:text-box>
        </draw:frame>
        <draw:frame draw:style-name="gr3" draw:text-style-name="P2" draw:layer="layout" svg:width="1.524cm" svg:height="1.157cm" svg:x="11.236cm" svg:y="19.485cm">
          <draw:text-box>
            <text:p text:style-name="P2"><text:span text:style-name="T1">X</text:span><text:span text:style-name="T2">B</text:span></text:p>
          </draw:text-box>
        </draw:frame>
        <draw:frame draw:style-name="gr3" draw:text-style-name="P2" draw:layer="layout" svg:width="1.524cm" svg:height="1.157cm" svg:x="5.936cm" svg:y="19.286cm">
          <draw:text-box>
            <text:p text:style-name="P2"><text:span text:style-name="T1">Y</text:span><text:span text:style-name="T2">B</text:span></text:p>
          </draw:text-box>
        </draw:frame>
        <draw:frame draw:style-name="gr4" draw:text-style-name="P1" draw:layer="layout" svg:width="1.016cm" svg:height="0.94cm" svg:x="5.967cm" svg:y="22.49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" draw:layer="layout" svg:x1="3.247cm" svg:y1="24.089cm" svg:x2="9.001cm" svg:y2="20.05cm">
          <text:p/>
        </draw:line>
        <draw:frame draw:style-name="gr4" draw:text-style-name="P1" draw:layer="layout" svg:width="0.959cm" svg:height="0.839cm" svg:x="5.267cm" svg:y="21.4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" draw:layer="layout" svg:x1="8.366cm" svg:y1="23.098cm" svg:x2="9.001cm" svg:y2="20.05cm">
          <text:p/>
        </draw:line>
        <draw:frame draw:style-name="gr4" draw:text-style-name="P1" draw:layer="layout" svg:width="0.925cm" svg:height="0.839cm" svg:x="8.568cm" svg:y="21.29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08:50:25.744127612</meta:creation-date>
    <dc:date>2015-11-16T18:21:29.335783295</dc:date>
    <meta:editing-duration>PT15S</meta:editing-duration>
    <meta:editing-cycles>4</meta:editing-cycles>
    <meta:generator>LibreOffice/4.2.8.2$Linux_X86_64 LibreOffice_project/420m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ubsup>
      <mi>p</mi>
      <mi>B</mi>
      <mi>A</mi>
    </msubsup>
    <annotation encoding="StarMath 5.0">p^A_B</annotation>
  </semantics>
</math>
</file>

<file path=Object 2/content.xml><?xml version="1.0" encoding="utf-8"?>
<math xmlns="http://www.w3.org/1998/Math/MathML" display="block">
  <semantics>
    <msup>
      <mi>v</mi>
      <mi>A</mi>
    </msup>
    <annotation encoding="StarMath 5.0">v^A</annotation>
  </semantics>
</math>
</file>

<file path=Object 3/content.xml><?xml version="1.0" encoding="utf-8"?>
<math xmlns="http://www.w3.org/1998/Math/MathML" display="block">
  <semantics>
    <msup>
      <mi>v</mi>
      <mi>B</mi>
    </msup>
    <annotation encoding="StarMath 5.0">v^B</annotation>
  </semantics>
</math>
</file>